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6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5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27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1.8">
            <text:p>11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6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marine shells (hiatella arctica, <text:s/>mya truncata, macoma calcar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702A</text:p>
          </table:table-cell>
          <table:table-cell table:style-name="ACE-0" office:value-type="float" office:value="62.299999999999997">
            <text:p>62.3</text:p>
          </table:table-cell>
          <table:table-cell table:style-name="ACE-0" office:value-type="float" office:value="-76.200000000000003">
            <text:p>−76.2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 (hiatella arct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3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5.780000000000001">
            <text:p>−75.78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KasperAllard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90</text:p>
          </table:table-cell>
          <table:table-cell table:style-name="ACE-0" office:value-type="float" office:value="62.210000000000001">
            <text:p>62.21</text:p>
          </table:table-cell>
          <table:table-cell table:style-name="ACE-0" office:value-type="float" office:value="-75.769999999999996">
            <text:p>−75.77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a truncata, 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0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KasperAllard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114</text:p>
          </table:table-cell>
          <table:table-cell table:style-name="ACE-0" office:value-type="float" office:value="62.25">
            <text:p>62.25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3990">
            <text:p>39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3.100000000000001">
            <text:p>43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artleyMatthews196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775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30000000000004">
            <text:p>−75.73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asperAllard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9</text:p>
          </table:table-cell>
          <table:table-cell table:style-name="ACE-0" office:value-type="float" office:value="62.229999999999997">
            <text:p>62.23</text:p>
          </table:table-cell>
          <table:table-cell table:style-name="ACE-0" office:value-type="float" office:value="-75.700000000000003">
            <text:p>−75.7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09999999999999">
            <text:p>11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4</text:p>
          </table:table-cell>
          <table:table-cell table:style-name="ACE-0" office:value-type="float" office:value="62.329999999999998">
            <text:p>62.33</text:p>
          </table:table-cell>
          <table:table-cell table:style-name="ACE-0" office:value-type="float" office:value="-75.670000000000002">
            <text:p>−75.67</text:p>
          </table:table-cell>
          <table:table-cell table:style-name="ACE-0" office:value-type="float" office:value="5630">
            <text:p>56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1">
            <text:p>15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8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50000000000006">
            <text:p>−75.65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7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.099999999999994">
            <text:p>97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2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debr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71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4.75">
            <text:p>−74.7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ya truncata, mya pseudoarenari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01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680000000000007">
            <text:p>−74.68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488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mya truncat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8.400000000000006">
            <text:p>88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6.200000000000003">
            <text:p>86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47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40000000000001">
            <text:p>−74.64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, mya truncata, balanus balanus, 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.799999999999997">
            <text:p>6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4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, mya truncata, macoma balthica,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.099999999999994">
            <text:p>76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0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2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03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69999999999993">
            <text:p>−74.57</text:p>
          </table:table-cell>
          <table:table-cell table:style-name="ACE-0" office:value-type="float" office:value="620">
            <text:p>6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s of caribou 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1717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49999999999997">
            <text:p>−74.55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4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38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409999999999997">
            <text:p>−74.41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8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379999999999995">
            <text:p>−74.38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97</text:p>
          </table:table-cell>
          <table:table-cell table:style-name="ACE-0" office:value-type="float" office:value="62.619999999999997">
            <text:p>62.62</text:p>
          </table:table-cell>
          <table:table-cell table:style-name="ACE-0" office:value-type="float" office:value="-74.329999999999998">
            <text:p>−74.33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egetal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45</text:p>
          </table:table-cell>
          <table:table-cell table:style-name="ACE-0" office:value-type="float" office:value="62.649999999999999">
            <text:p>62.65</text:p>
          </table:table-cell>
          <table:table-cell table:style-name="ACE-0" office:value-type="float" office:value="-74.310000000000002">
            <text:p>−74.31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ortland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5.40000000000001">
            <text:p>11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280000000000001">
            <text:p>−74.28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2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, organic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86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,Gray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19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620">
            <text:p>7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coma sp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19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05</text:p>
          </table:table-cell>
          <table:table-cell table:style-name="ACE-0" office:value-type="float" office:value="62.270000000000003">
            <text:p>62.27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2420">
            <text:p>24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37</text:p>
          </table:table-cell>
          <table:table-cell table:style-name="ACE-0" office:value-type="float" office:value="62.469999999999999">
            <text:p>62.47</text:p>
          </table:table-cell>
          <table:table-cell table:style-name="ACE-0" office:value-type="float" office:value="-73.709999999999994">
            <text:p>−73.71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2.40000000000001">
            <text:p>102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Lauriol1985</text:p>
          </table:table-cell>
          <table:table-cell table:number-columns-repeated="240" table:style-name="ACE-0"/>
        </table:table-row>
        <table:table-row table:style-name="AROW-1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8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1T02:55:4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